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svg:font-family="times" style:font-family-generic="roman"/>
  </office:font-face-decls>
  <office:automatic-styles>
    <style:style style:name="Таблица1" style:family="table">
      <style:table-properties style:width="16.484cm" fo:margin-left="-0.191cm" fo:margin-top="0cm" fo:margin-bottom="0cm" table:align="left" style:writing-mode="lr-tb"/>
    </style:style>
    <style:style style:name="Таблица1.A" style:family="table-column">
      <style:table-column-properties style:column-width="5.491cm"/>
    </style:style>
    <style:style style:name="Таблица1.B" style:family="table-column">
      <style:table-column-properties style:column-width="7.751cm"/>
    </style:style>
    <style:style style:name="Таблица1.C" style:family="table-column">
      <style:table-column-properties style:column-width="3.2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1.2" style:family="table-row">
      <style:table-row-properties style:min-row-height="4.068cm" fo:keep-together="auto"/>
    </style:style>
    <style:style style:name="Таблица1.4" style:family="table-row">
      <style:table-row-properties style:min-row-height="2.051cm" fo:keep-together="auto"/>
    </style:style>
    <style:style style:name="Таблица1.5" style:family="table-row">
      <style:table-row-properties style:min-row-height="2.379cm" fo:keep-together="auto"/>
    </style:style>
    <style:style style:name="Таблица1.6" style:family="table-row">
      <style:table-row-properties style:min-row-height="0.746cm" fo:keep-together="auto"/>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3"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4" style:family="paragraph" style:parent-style-name="Standard">
      <style:paragraph-properties fo:margin-top="0cm" fo:margin-bottom="0cm" style:contextual-spacing="false" fo:line-height="100%" fo:text-align="center" style:justify-single-word="false" fo:orphans="2" fo:widows="2"/>
      <style:text-properties style:font-name="Times New Roman1" fo:font-size="12pt" fo:language="ru" fo:country="RU" style:letter-kerning="false" style:font-name-asian="Calibri1" style:font-size-asian="12pt" style:language-asian="en" style:country-asian="US" style:font-name-complex="Times New Roman2" style:font-size-complex="12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4pt" fo:language="en" fo:country="US" style:letter-kerning="false" style:font-name-asian="Calibri1" style:font-size-asian="14pt" style:language-asian="en" style:country-asian="US" style:font-name-complex="Times New Roman2" style:font-size-complex="14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2" fo:widows="2"/>
      <style:text-properties style:font-name="Times New Roman1"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officeooo:paragraph-rsid="0017b5cf"/>
    </style:style>
    <style:style style:name="P10" style:family="paragraph" style:parent-style-name="Standard">
      <style:paragraph-properties fo:text-align="center" style:justify-single-word="false"/>
    </style:style>
    <style:style style:name="P11" style:family="paragraph" style:parent-style-name="Standard">
      <style:paragraph-properties fo:margin-top="0cm" fo:margin-bottom="0cm" style:contextual-spacing="false" fo:line-height="100%" fo:text-align="center" style:justify-single-word="false" fo:orphans="2" fo:widows="2"/>
      <style:text-properties style:font-name="Times New Roman1" fo:font-size="12pt" fo:language="ru" fo:country="RU" style:letter-kerning="false" style:font-name-asian="Calibri1" style:font-size-asian="12pt" style:language-asian="en" style:country-asian="US" style:font-name-complex="Times New Roman2" style:font-size-complex="12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4pt" fo:language="en" fo:country="US" style:letter-kerning="false" style:font-name-asian="Calibri1" style:font-size-asian="14pt" style:language-asian="en" style:country-asian="US" style:font-name-complex="Times New Roman2" style:font-size-complex="14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P14" style:family="paragraph" style:parent-style-name="Standard">
      <style:paragraph-properties fo:margin-top="0cm" fo:margin-bottom="0cm" style:contextual-spacing="false" fo:line-height="100%" fo:text-align="justify" style:justify-single-word="false" fo:orphans="2" fo:widows="2"/>
      <style:text-properties style:font-name="Times New Roman1"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16"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17"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18" style:family="paragraph" style:parent-style-name="Standard">
      <style:paragraph-properties fo:text-align="justify" style:justify-single-word="false"/>
      <style:text-properties fo:font-size="10pt" officeooo:paragraph-rsid="0017b5cf" style:font-size-asian="10pt" style:font-size-complex="10pt"/>
    </style:style>
    <style:style style:name="P19" style:family="paragraph" style:parent-style-name="Standard">
      <style:paragraph-properties fo:text-align="justify" style:justify-single-word="false" fo:text-indent="0cm" style:auto-text-indent="false"/>
      <style:text-properties fo:font-size="10pt" officeooo:paragraph-rsid="0017b5cf" style:font-size-asian="10pt" style:font-size-complex="10pt"/>
    </style:style>
    <style:style style:name="P20"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0pt" fo:language="ru" fo:country="RU" style:letter-kerning="false" style:font-name-asian="Calibri1" style:font-size-asian="10pt" style:language-asian="en" style:country-asian="US" style:font-name-complex="F" style:font-size-complex="10pt" style:language-complex="ar" style:country-complex="SA"/>
    </style:style>
    <style:style style:name="P21" style:family="paragraph" style:parent-style-name="Standard">
      <style:text-properties style:font-name="Times New Roman" fo:font-size="10pt" style:font-size-asian="10pt" style:font-size-complex="10pt"/>
    </style:style>
    <style:style style:name="P22" style:family="paragraph" style:parent-style-name="Standard">
      <style:paragraph-properties fo:text-align="justify" style:justify-single-word="false"/>
      <style:text-properties style:font-name="Times New Roman" fo:font-size="10pt" officeooo:paragraph-rsid="0017b5cf" style:font-size-asian="10pt" style:font-size-complex="10pt"/>
    </style:style>
    <style:style style:name="T1" style:family="text">
      <style:text-properties style:font-name="Times New Roman1" fo:font-size="12pt" fo:font-weight="bold" style:font-size-asian="12pt" style:font-weight-asian="bold" style:font-name-complex="Times New Roman2" style:font-size-complex="12pt"/>
    </style:style>
    <style:style style:name="T2" style:family="text">
      <style:text-properties style:font-name="Times New Roman1" fo:font-size="12pt" fo:language="en" fo:country="US" fo:font-weight="bold" style:font-size-asian="12pt" style:font-weight-asian="bold" style:font-name-complex="Times New Roman2" style:font-size-complex="12pt"/>
    </style:style>
    <style:style style:name="T3" style:family="text">
      <style:text-properties style:font-name="Times New Roman1" fo:font-size="12pt" fo:language="en" fo:country="US" fo:font-weight="bold" officeooo:rsid="0017b5cf" style:font-size-asian="12pt" style:font-weight-asian="bold" style:font-name-complex="Times New Roman2" style:font-size-complex="12pt"/>
    </style:style>
    <style:style style:name="T4" style:family="text">
      <style:text-properties style:font-name="Times New Roman1" fo:font-size="12pt" fo:language="en" fo:country="US" style:font-size-asian="12pt" style:font-name-complex="Times New Roman2" style:font-size-complex="12pt"/>
    </style:style>
    <style:style style:name="T5" style:family="text">
      <style:text-properties style:font-name="Times New Roman1" fo:font-size="12pt" fo:language="en" fo:country="US" fo:font-style="italic" style:font-size-asian="12pt" style:font-style-asian="italic" style:font-name-complex="Times New Roman2" style:font-size-complex="12pt"/>
    </style:style>
    <style:style style:name="T6" style:family="text">
      <style:text-properties style:font-name="Times New Roman1" fo:font-size="12pt" fo:language="en" fo:country="US" fo:font-style="italic" fo:font-weight="bold" style:font-size-asian="12pt" style:font-style-asian="italic" style:font-weight-asian="bold" style:font-name-complex="Times New Roman2" style:font-size-complex="12pt"/>
    </style:style>
    <style:style style:name="T7" style:family="text">
      <style:text-properties style:font-name="Times New Roman1" fo:font-size="12pt" style:font-size-asian="12pt" style:font-name-complex="Times New Roman2" style:font-size-complex="12pt"/>
    </style:style>
    <style:style style:name="T8" style:family="text">
      <style:text-properties style:font-name="Times New Roman1" fo:font-size="10pt" fo:language="en" fo:country="US" fo:font-weight="bold" style:font-size-asian="10pt" style:font-weight-asian="bold" style:font-name-complex="Times New Roman2" style:font-size-complex="10pt"/>
    </style:style>
    <style:style style:name="T9" style:family="text">
      <style:text-properties style:font-name="Times New Roman1" fo:font-size="10pt" fo:language="en" fo:country="US" style:font-size-asian="10pt" style:font-name-complex="Times New Roman2" style:font-size-complex="10pt"/>
    </style:style>
    <style:style style:name="T10" style:family="text">
      <style:text-properties style:font-name="Times New Roman1" fo:font-size="10pt" fo:language="en" fo:country="US" fo:background-color="#0093d9" loext:char-shading-value="0" style:font-size-asian="10pt" style:font-name-complex="Times New Roman2" style:font-size-complex="10pt"/>
    </style:style>
    <style:style style:name="T11" style:family="text">
      <style:text-properties style:font-name="Times New Roman1" fo:font-size="10pt" fo:language="en" fo:country="US" fo:background-color="#0093d9" loext:char-shading-value="0" style:font-size-asian="10pt" style:font-name-complex="Times New Roman2" style:font-size-complex="10pt"/>
    </style:style>
    <style:style style:name="T12" style:family="text">
      <style:text-properties style:font-name="Times New Roman1" fo:font-size="10pt" fo:language="en" fo:country="US" fo:background-color="#b4c7dc" loext:char-shading-value="0" style:font-size-asian="10pt" style:font-name-complex="Times New Roman2" style:font-size-complex="10pt"/>
    </style:style>
    <style:style style:name="T13" style:family="text">
      <style:text-properties style:font-name="Times New Roman1" fo:font-size="10pt" fo:language="en" fo:country="US" fo:background-color="#729fcf" loext:char-shading-value="0" style:font-size-asian="10pt" style:font-name-complex="Times New Roman2" style:font-size-complex="10pt"/>
    </style:style>
    <style:style style:name="T14" style:family="text">
      <style:text-properties style:font-name="Times New Roman1" fo:font-size="10pt" fo:language="en" fo:country="US" fo:background-color="#00ffff" loext:char-shading-value="0" style:font-size-asian="10pt" style:font-name-complex="Times New Roman2" style:font-size-complex="10pt"/>
    </style:style>
    <style:style style:name="T15" style:family="text">
      <style:text-properties style:font-name="Times New Roman1" fo:font-size="10pt" fo:language="en" fo:country="US" fo:background-color="#00ffff" loext:char-shading-value="0" style:font-size-asian="10pt" style:font-name-complex="Times New Roman2" style:font-size-complex="10pt"/>
    </style:style>
    <style:style style:name="T16" style:family="text">
      <style:text-properties style:font-name="Times New Roman1" fo:font-size="10pt" fo:language="en" fo:country="US" fo:background-color="#ffff00" loext:char-shading-value="0" style:font-size-asian="10pt" style:font-name-complex="Times New Roman2" style:font-size-complex="10pt"/>
    </style:style>
    <style:style style:name="T17" style:family="text">
      <style:text-properties style:font-name="Times New Roman1" fo:font-size="10pt" fo:language="en" fo:country="US" fo:background-color="#ffff00" loext:char-shading-value="0" style:font-size-asian="10pt" style:font-name-complex="Times New Roman2" style:font-size-complex="10pt"/>
    </style:style>
    <style:style style:name="T18" style:family="text">
      <style:text-properties style:font-name="Times New Roman1" fo:font-size="10pt" fo:language="en" fo:country="US" fo:background-color="#00ff00" loext:char-shading-value="0" style:font-size-asian="10pt" style:font-name-complex="Times New Roman2" style:font-size-complex="10pt"/>
    </style:style>
    <style:style style:name="T19" style:family="text">
      <style:text-properties style:font-name="Times New Roman1" fo:font-size="10pt" fo:language="en" fo:country="US" fo:background-color="#00ff00" loext:char-shading-value="0" style:font-size-asian="10pt" style:font-name-complex="Times New Roman2" style:font-size-complex="10pt"/>
    </style:style>
    <style:style style:name="T20" style:family="text">
      <style:text-properties style:font-name="Times New Roman1" fo:font-size="14pt" fo:language="en" fo:country="US" style:font-size-asian="14pt" style:font-name-complex="Times New Roman2" style:font-size-complex="14pt"/>
    </style:style>
    <style:style style:name="T21" style:family="text">
      <style:text-properties style:font-name="Times New Roman1" fo:font-size="14pt" fo:language="en" fo:country="US" style:font-size-asian="14pt" style:font-name-complex="Times New Roman2" style:font-size-complex="14pt" fo:background-color="#00ff00"/>
    </style:style>
    <style:style style:name="T22" style:family="text">
      <style:text-properties style:font-name="Times New Roman1" fo:font-size="14pt" fo:language="en" fo:country="US" style:font-size-asian="14pt" style:font-name-complex="Times New Roman2" style:font-size-complex="14pt" fo:background-color="#00ffff"/>
    </style:style>
    <style:style style:name="T23" style:family="text">
      <style:text-properties style:font-name="Times New Roman1" fo:font-size="14pt" fo:language="en" fo:country="US" style:font-size-asian="14pt" style:font-name-complex="Times New Roman2" style:font-size-complex="14pt" fo:background-color="#ffff00"/>
    </style:style>
    <style:style style:name="T24" style:family="text">
      <style:text-properties style:font-name="Times New Roman1" fo:font-size="9pt" fo:language="en" fo:country="US" style:font-size-asian="9pt" style:font-name-complex="Times New Roman2" style:font-size-complex="9pt"/>
    </style:style>
    <style:style style:name="T25" style:family="text">
      <style:text-properties style:font-name="Times New Roman1" fo:language="en" fo:country="US" style:font-name-complex="Times New Roman2"/>
    </style:style>
    <style:style style:name="T26" style:family="text">
      <style:text-properties style:font-name="Times New Roman1" fo:language="en" fo:country="US" style:font-name-complex="Times New Roman2" fo:background-color="#00ff00"/>
    </style:style>
    <style:style style:name="T27" style:family="text">
      <style:text-properties style:font-name="Times New Roman1" fo:language="en" fo:country="US" style:font-name-complex="Times New Roman2" fo:background-color="#00ffff"/>
    </style:style>
    <style:style style:name="T28" style:family="text">
      <style:text-properties style:font-name="Times New Roman1" fo:language="en" fo:country="US" style:font-name-complex="Times New Roman2" fo:background-color="#ffff00"/>
    </style:style>
    <style:style style:name="T29" style:family="text">
      <style:text-properties style:font-name="Times New Roman1" fo:language="en" fo:country="US" fo:font-weight="bold" style:font-weight-asian="bold" style:font-name-complex="Times New Roman2"/>
    </style:style>
    <style:style style:name="T30" style:family="text">
      <style:text-properties fo:color="#ff0000" loext:opacity="100%" style:font-name="Times New Roman1" fo:font-size="12pt" fo:font-weight="bold" style:font-size-asian="12pt" style:font-weight-asian="bold" style:font-name-complex="Times New Roman2" style:font-size-complex="12pt"/>
    </style:style>
    <style:style style:name="T31" style:family="text">
      <style:text-properties fo:language="en" fo:country="US" fo:font-weight="bold" style:font-weight-asian="bold" style:font-name-complex="Times New Roman2"/>
    </style:style>
    <style:style style:name="T32" style:family="text">
      <style:text-properties fo:language="en" fo:country="US" style:font-name-complex="Times New Roman2"/>
    </style:style>
    <style:style style:name="T33" style:family="text">
      <style:text-properties fo:color="#000000" loext:opacity="100%" fo:font-size="14pt" fo:font-style="italic" fo:font-weight="bold" style:font-size-asian="14pt" style:font-style-asian="italic" style:font-weight-asian="bold" style:font-size-complex="14pt" style:font-style-complex="italic" style:font-weight-complex="bold"/>
    </style:style>
    <style:style style:name="T34" style:family="text">
      <style:text-properties fo:color="#000000" loext:opacity="100%" fo:font-style="italic" fo:font-weight="bold" style:font-style-asian="italic" style:font-weight-asian="bold" style:font-style-complex="italic" style:font-weight-complex="bold"/>
    </style:style>
    <style:style style:name="T35" style:family="text">
      <style:text-properties fo:color="#000000" loext:opacity="100%" fo:font-style="italic" fo:font-weight="bold" officeooo:rsid="0017b5cf"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2"><text:span text:style-name="T1">Весна 202</text:span><text:span text:style-name="T2">3</text:span><text:span text:style-name="T1">-202</text:span><text:span text:style-name="T2">4</text:span></text:p>
      <text:p text:style-name="P9" loext:marker-style-name="T2"><text:span text:style-name="T3">Кладковой Максим</text:span><text:span text:style-name="T2"> 5130</text:span><text:span text:style-name="T3">904/</text:span><text:span text:style-name="T2">3000</text:span><text:span text:style-name="T3">5</text:span></text:p>
      <text:p text:style-name="P8" loext:marker-style-name="T30"><text:span text:style-name="T30">Базовый уровень</text:span></text:p>
      <text:p text:style-name="P10" loext:marker-style-name="T4"><text:span text:style-name="T4">Monologue on </text:span><text:span text:style-name="T5">EDUCATION</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 loext:marker-style-name="T5"><text:span text:style-name="T6">You are going to give a talk about EDUCATION.</text:span><text:span text:style-name="T6"/></text:p>
          </table:table-cell>
          <table:table-cell table:style-name="Таблица1.A1" office:value-type="string">
            <text:p text:style-name="P2" loext:marker-style-name="T7"><text:span text:style-name="T4">The text of the monologue</text:span><text:span text:style-name="T4"/></text:p>
            <text:p text:style-name="P4" loext:marker-style-name="T7"/>
          </table:table-cell>
          <table:table-cell table:style-name="Таблица1.A1" office:value-type="string">
            <text:p text:style-name="P2" loext:marker-style-name="T4"><text:span text:style-name="T4">Vocabulary, Grammar Structures,</text:span><text:span text:style-name="T4"/></text:p>
            <text:p text:style-name="P2" loext:marker-style-name="T4"><text:span text:style-name="T4">Linking Words and Phrases</text:span><text:span text:style-name="T4"/></text:p>
          </table:table-cell>
        </table:table-row>
        <table:table-row table:style-name="Таблица1.2">
          <table:table-cell table:style-name="Таблица1.A1" office:value-type="string">
            <text:p text:style-name="P1" loext:marker-style-name="T8"><text:span text:style-name="T8">Step 1. Introduction</text:span><text:span text:style-name="T8"/></text:p>
            <text:p text:style-name="P3" loext:marker-style-name="T9"><text:span text:style-name="T9">1. Start with a hook sentence that will attract the listener’s attention(a quote, a proverb, etc.).</text:span><text:span text:style-name="T9"/></text:p>
            <text:p text:style-name="P3" loext:marker-style-name="T9"><text:span text:style-name="T9">2. Lead your speech steadily to the main part of your talk.</text:span><text:span text:style-name="T9"/></text:p>
            <text:p text:style-name="P3" loext:marker-style-name="T9"><text:span text:style-name="T9">3. The introduction may consist of 3-6 sentences.</text:span><text:span text:style-name="T9"/></text:p>
          </table:table-cell>
          <table:table-cell table:style-name="Таблица1.A1" office:value-type="string">
            <text:p text:style-name="P18"><text:span text:style-name="T26">It is widely known that</text:span><text:span text:style-name="T25"> the most valuable thing in modern world is information. The more person knows, the more opportunities and potential he has. That is why humanity created a system that gives us a knowledge and teaches how </text:span><text:span text:style-name="T27">to operate</text:span><text:span text:style-name="T25"> with information. This system is called the system of education. It affects us since birth and till the death. </text:span><text:span text:style-name="T26">In particular</text:span><text:span text:style-name="T25"> in Russia, education is strong complicated system that helps youth </text:span><text:span text:style-name="T27">adapt</text:span><text:span text:style-name="T25"> to an adult life and get a profession. Let’s talk about it more detailed.</text:span></text:p>
          </table:table-cell>
          <table:table-cell table:style-name="Таблица1.A1" office:value-type="string">
            <text:p text:style-name="P5" loext:marker-style-name="T20"/>
          </table:table-cell>
        </table:table-row>
        <table:table-row table:style-name="Таблица1.1">
          <table:table-cell table:style-name="Таблица1.A1" office:value-type="string">
            <text:p text:style-name="P1" loext:marker-style-name="T8"><text:span text:style-name="T8">Step 2. Education Issues</text:span><text:span text:style-name="T8"/></text:p>
            <text:p text:style-name="P1" loext:marker-style-name="T9"><text:span text:style-name="T9">2.1. Speak about the educational system in the Russian Federation (for reference see ex.1, p.56).</text:span></text:p>
            <text:p text:style-name="P6" loext:marker-style-name="T9"/>
            <text:p text:style-name="P3" loext:marker-style-name="T9"><text:span text:style-name="T9">2.2. Compare the educational system of any foreign country (for example, the UK, the USA, China, France, etc.) with the educational system of Russia. (Use expressions to show contrast and comparison. For reference see pp. 156, 159, 160, 162).</text:span><text:span text:style-name="T9"/></text:p>
          </table:table-cell>
          <table:table-cell table:style-name="Таблица1.A1" office:value-type="string">
            <text:p text:style-name="P18"><text:span text:style-name="T26">To begin with</text:span><text:span text:style-name="T25">, basic education Russian children get in 4 years, when they go to kindergarten. They investigate world by </text:span><text:span text:style-name="T27">playing</text:span><text:span text:style-name="T25"> games with each other. After that, children start elementary school and leave it after the fourth grade. </text:span><text:span text:style-name="T26">To continue</text:span><text:span text:style-name="T25">, they have secondary school from the fifth to ninth grade. Compulsory education starts in seven years and ends in sixteen years old. In my opinion, these ages are optimal. Most of Russian schools are public, private secondary education is not common. Of course, it is better because of higher quality, but free schools are OK as well. </text:span><text:span text:style-name="T26">Moreover</text:span><text:span text:style-name="T25">, Russian parents just </text:span><text:span text:style-name="T27">can’t</text:span><text:span text:style-name="T25"> afford it. After school people have a choice. They </text:span><text:span text:style-name="T27">can</text:span><text:span text:style-name="T25"> </text:span><text:span text:style-name="T27">go</text:span><text:span text:style-name="T25"> to college or </text:span><text:span text:style-name="T27">get</text:span><text:span text:style-name="T28"> a degree</text:span><text:span text:style-name="T25"> in university. </text:span></text:p>
            <text:p text:style-name="P18"><text:bookmark text:name="_GoBack"/><text:span text:style-name="T25"><text:tab/>Let’s compare Russian education system with systems in other countries. </text:span><text:span text:style-name="T26">For example</text:span><text:span text:style-name="T25">, Chinese school starts the same age as Russian, but they have six years of elementary and three years of secondary school. As in Russia, higher school is not compulsory. </text:span><text:span text:style-name="T26">However</text:span><text:span text:style-name="T25">, all Chinese education is absolutely free, </text:span><text:span text:style-name="T26">at the same time</text:span><text:span text:style-name="T25"> some Russian universities </text:span><text:span text:style-name="T28">charge tuition fees</text:span><text:span text:style-name="T25">. Another country to compare is France. France has ten years compulsory school against nine Russian’s. Their secondary schooling is divided into two stages. Russian secondary school is whole. </text:span><text:span text:style-name="T26">In addition</text:span><text:span text:style-name="T25">, </text:span><text:span text:style-name="T27">statistics say that 53,6 percent of the French population</text:span><text:span text:style-name="T25"> </text:span><text:span text:style-name="T28">enroll in higher education</text:span><text:span text:style-name="T25">. It is almost as high as in Russia where percentage reaches 54%. French higher education is not free, but tuition fees are low because it’s paid by taxpayers. After all, I </text:span><text:soft-page-break/><text:span text:style-name="T25">think that French education system is more similar to Russian’s one than Chinese. Mostly because of similar education period and percentage of population enrolling in a higher education.</text:span></text:p>
          </table:table-cell>
          <table:table-cell table:style-name="Таблица1.A1" office:value-type="string">
            <text:p text:style-name="P5" loext:marker-style-name="T20"/>
          </table:table-cell>
        </table:table-row>
        <table:table-row table:style-name="Таблица1.4">
          <table:table-cell table:style-name="Таблица1.A1" office:value-type="string">
            <text:p text:style-name="P1" loext:marker-style-name="T8"><text:span text:style-name="T8">Step 3. Higher Education</text:span></text:p>
            <text:p text:style-name="P3" loext:marker-style-name="T9"><text:span text:style-name="T9">3.1. Speak about the benefits of higher education for you and other people.</text:span></text:p>
            <text:p text:style-name="P7" loext:marker-style-name="T9"/>
            <text:p text:style-name="P3" loext:marker-style-name="T9"><text:span text:style-name="T9">3.2. Why have you chosen Peter the Great St Petersburg Polytechnic University?</text:span></text:p>
          </table:table-cell>
          <table:table-cell table:style-name="Таблица1.A1" office:value-type="string">
            <text:p text:style-name="P18"><text:span text:style-name="T25">Higher education is hard </text:span><text:span text:style-name="T27">to get</text:span><text:span text:style-name="T25">. But it also gives you lots of benefits. </text:span><text:span text:style-name="T26">On the whole</text:span><text:span text:style-name="T25">, people with high education </text:span><text:span text:style-name="T28">bring enormous benefits to the society</text:span><text:span text:style-name="T25">. Engineer, programmer, pilot, teacher are so valuable jobs. </text:span></text:p>
            <text:p text:style-name="P18"><text:span text:style-name="T25"><text:tab/>The reason why I have chosen Peter the Great St Petersburg Polytechnic University are pretty obvious. I was </text:span><text:span text:style-name="T27">searching</text:span><text:span text:style-name="T25"> for some technical universities in St Petersburg, and when I was </text:span><text:span text:style-name="T27">applying</text:span><text:span text:style-name="T25"> applications, Peter the Great St Petersburg Polytechnic University was the only university I liked because of good quality of education and size of main hall.</text:span></text:p>
          </table:table-cell>
          <table:table-cell table:style-name="Таблица1.A1" office:value-type="string">
            <text:p text:style-name="P5" loext:marker-style-name="T20"/>
          </table:table-cell>
        </table:table-row>
        <table:table-row table:style-name="Таблица1.5">
          <table:table-cell table:style-name="Таблица1.A1" office:value-type="string">
            <text:p text:style-name="P20"><text:span text:style-name="T31">Step 4. CREATIVE THINKING</text:span></text:p>
            <text:p text:style-name="P21">Introduce your own extra idea(s) on the topic that hasn’t/haven’t been mentioned before. Justify your choice.</text:p>
          </table:table-cell>
          <table:table-cell table:style-name="Таблица1.A1" office:value-type="string">
            <text:p text:style-name="P1" loext:marker-style-name="T20"><text:span text:style-name="T9">Educational institutions should </text:span><text:span text:style-name="T15">prioritize</text:span><text:span text:style-name="T9"> emotional intelligence and well-being by </text:span><text:span text:style-name="T15">integrating</text:span><text:span text:style-name="T9"> mindfulness, </text:span><text:span text:style-name="T17">socio-emotional learning</text:span><text:span text:style-name="T9"> and support systems into the curriculum. This </text:span><text:span text:style-name="T15">contributes</text:span><text:span text:style-name="T9"> to the formation of stable, </text:span><text:span text:style-name="T17">sensitive</text:span><text:span text:style-name="T9"> and self-aware personalities, </text:span><text:span text:style-name="T15">prepared</text:span><text:span text:style-name="T9"> for life's challenges and opportunities. </text:span><text:span text:style-name="T19">Because</text:span><text:span text:style-name="T9"> </text:span><text:span text:style-name="T17">emotional intelligence</text:span><text:span text:style-name="T9"> and well-being are crucial for students' personal and academic growth, </text:span><text:span text:style-name="T19">enabling</text:span><text:span text:style-name="T9"> them to cope with stress, build healthy relationships and </text:span><text:span text:style-name="T15">make</text:span><text:span text:style-name="T9"> responsible decisions. Prioritizing these aspects </text:span><text:span text:style-name="T15">creates</text:span><text:span text:style-name="T9"> a holistic learning environment that </text:span><text:span text:style-name="T15">supports</text:span><text:span text:style-name="T9"> </text:span><text:span text:style-name="T17">comprehensive</text:span><text:span text:style-name="T9"> personal development.</text:span></text:p>
          </table:table-cell>
          <table:table-cell table:style-name="Таблица1.A1" office:value-type="string">
            <text:p text:style-name="P5" loext:marker-style-name="T20"/>
          </table:table-cell>
        </table:table-row>
        <table:table-row table:style-name="Таблица1.6">
          <table:table-cell table:style-name="Таблица1.A1" office:value-type="string">
            <text:p text:style-name="P1" loext:marker-style-name="T8"><text:span text:style-name="T8">Step 6. Conclusion</text:span></text:p>
            <text:p text:style-name="P1" loext:marker-style-name="T8"><text:span text:style-name="T9">Summarise the ideas of steps 2, 3, 4.</text:span></text:p>
            <text:p text:style-name="P6" loext:marker-style-name="T9"/>
          </table:table-cell>
          <table:table-cell table:style-name="Таблица1.A1" office:value-type="string">
            <text:p text:style-name="P19"><text:span text:style-name="T26">In conclusion</text:span><text:span text:style-name="T25">, we reviewed different aspects of education. I </text:span><text:span text:style-name="T27">can</text:span><text:span text:style-name="T25"> say that people study from born until death and education system plays a huge role in our lives. </text:span></text:p>
          </table:table-cell>
          <table:table-cell table:style-name="Таблица1.A1" office:value-type="string">
            <text:p text:style-name="P5" loext:marker-style-name="T20"/>
          </table:table-cell>
        </table:table-row>
      </table:table>
      <text:p text:style-name="P22"><text:span text:style-name="T34">Active Vocabulary: </text:span><text:span text:style-name="T35">8</text:span><text:span text:style-name="T34">, Grammar Structures: </text:span><text:span text:style-name="T35">19</text:span><text:span text:style-name="T34">, Linkers: </text:span><text:span text:style-name="T35">13</text:span><text:span text:style-name="T34">. Total: </text:span><text:span text:style-name="T35">563</text:span><text:span text:style-name="T34"> word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loext:linked-style-name="Заголовок_20_1_20_Знак" style:default-outline-level="1" style:list-style-name="" style:class="text">
      <style:paragraph-properties fo:margin-top="0.494cm" fo:margin-bottom="0.494cm" style:contextual-spacing="false" fo:line-height="100%"/>
      <style:text-properties style:font-name="Times New Roman1"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ru" style:country-asian="RU" style:font-weight-asian="bold" style:font-name-complex="Times New Roman2"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353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style:text-properties style:font-name="Times New Roman1"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ru" style:country-asian="RU" style:font-weight-asian="bold" style:font-name-complex="Times New Roman2"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_20__28_WW_29_"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2.501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6</meta:editing-cycles>
    <meta:print-date>2019-02-05T16:20:00</meta:print-date>
    <meta:creation-date>2024-03-05T20:17:00</meta:creation-date>
    <dc:date>2024-03-29T00:51:39.001560395</dc:date>
    <meta:editing-duration>PT1H46M43S</meta:editing-duration>
    <meta:generator>LibreOffice/7.6.5.2$Linux_X86_64 LibreOffice_project/60$Build-2</meta:generator>
    <meta:document-statistic meta:table-count="1" meta:image-count="0" meta:object-count="0" meta:page-count="2" meta:paragraph-count="30" meta:word-count="762" meta:character-count="4831" meta:non-whitespace-character-count="4094"/>
    <meta:user-defined meta:name="AppVersion">15.0000</meta:user-defined>
    <meta:user-defined meta:name="Company">Hewlett-Packard</meta:user-defined>
    <meta:template xlink:type="simple" xlink:actuate="onRequest" xlink:title="Normal" xlink:href=""/>
  </office:meta>
</office:document-meta>
</file>